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get( Object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currentReaderHashMap.recordModification( Objec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Iterator.returnValueOf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currentReaderHashMap.rehash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ncurrentReaderHashMap.sremove( Object key , int has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lu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currentReaderHashMap.ConcurrentReaderHashMap( int initialCapacity , float loadF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urrentReaderHashMap.readObject( java . io . ObjectInpu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currentReaderHashMap.containsValue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Iterato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Se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writeObject( java . io . ObjectOutputStream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KeySe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ConcurrentReaderHash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ReaderHashMap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.Entry( int hash , Object key , Object value , Entry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Iterator.Hash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ReaderHashMap.p2capacity( int initialCapac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currentReaderHash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ReaderHash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load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contain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ReaderHashMap.remove( Object ke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currentReaderHashMap.eq( Object x , Objec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ConcurrentReader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Iterator.hasN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ashIterato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remov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aderHashMap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urrentReaderHashMap.findAndRemoveEntry( Map . 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hash( Objec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Iterator.returnValueOf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Iterator.returnValueOf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try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ReaderHashMap.clo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currentReaderHashMap.getTableForRea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ReaderHashMap.contain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ConcurrentReaderHashMap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ReaderHashMap.put( Object key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ncurrentReaderHashMap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urrentReaderHashMap.sput( Object key , Object value , int has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ntr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ReaderHash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ReaderHashMap.putAll( Map 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